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fo:color="#ff0000"/>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fo:color="#ff0000"/>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0.00pt" fo:font-weight="normal" fo:font-family="'Liberation Mono'" style:font-family-asian="'Liberation Mono'" style:font-family-complex="'Liberation Mono'" fo:background-color="transparent" style:use-window-font-color="true"/>
    </style:style>
    <style:style style:name="T23"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24"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25" style:family="text">
      <style:text-properties fo:font-size="10.00pt" fo:font-weight="normal" fo:font-family="'Liberation Mono'" style:font-family-asian="'Liberation Mono'" style:font-family-complex="'Liberation Mono'" fo:background-color="transparent" style:use-window-font-color="true"/>
    </style:style>
    <style:style style:name="T26"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27"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28" style:family="text">
      <style:text-properties fo:font-size="10.00pt" fo:font-weight="normal" fo:font-family="'Liberation Mono'" style:font-family-asian="'Liberation Mono'" style:font-family-complex="'Liberation Mono'" fo:background-color="transparent" style:use-window-font-color="true"/>
    </style:style>
    <style:style style:name="T29"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30"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31" style:family="text">
      <style:text-properties fo:font-size="10.00pt" fo:font-weight="normal" fo:font-family="'Liberation Mono'" style:font-family-asian="'Liberation Mono'" style:font-family-complex="'Liberation Mono'" fo:background-color="transparent" style:use-window-font-color="true"/>
    </style:style>
    <style:style style:name="T32"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33"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34" style:family="text">
      <style:text-properties fo:font-size="10.00pt" fo:font-weight="normal" fo:font-family="'Liberation Mono'" style:font-family-asian="'Liberation Mono'" style:font-family-complex="'Liberation Mono'"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ff0000"/>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Liberation Serif'" style:font-family-asian="'Liberation Serif'" style:font-family-complex="'Liberation Serif'"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Liberation Serif'" style:font-family-asian="'Liberation Serif'" style:font-family-complex="'Liberation Serif'"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14.15p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office:automatic-styles>
  <office:body>
    <office:text>
      <text:p text:style-name="P1"><text:span text:style-name="T1">Client</text:span></text:p>
      <text:p text:style-name="P1"><text:span text:style-name="T2"/></text:p>
      <text:p text:style-name="P1"><text:span text:style-name="T3">Die Clientseite von unseren Projekt wird einen Android-App sein, die im Java implementiert ist. Da die Clientseite keine Logik ausführen muss und nur als Schnittstelle zwischen den Server und User benutzt ist, haben wir uns auf die Modell-View-Control Architekturmuster entschieden. </text:span></text:p>
      <text:p text:style-name="P1"><text:span text:style-name="T4"/></text:p>
      <text:p text:style-name="P1"><text:span text:style-name="T5">Modell</text:span></text:p>
      <text:p text:style-name="P1"><text:span text:style-name="T6"/></text:p>
      <text:p text:style-name="P1"><text:span text:style-name="T7">Das Objektmodell ist dasselbe wie bei dem Server, da wir mit den gleichen Objekten arbeiten.<text:s/></text:span><text:span text:style-name="T8">(Siehe Abbildung "§"§!"§$"$!"$!"§!"§)</text:span><text:span text:style-name="T9"/></text:p>
      <text:p text:style-name="P1"><text:span text:style-name="T10"/></text:p>
      <text:p text:style-name="P1"><text:span text:style-name="T11">View</text:span></text:p>
      <text:p text:style-name="P1"><text:span text:style-name="T12"/></text:p>
      <text:p text:style-name="P1"><text:span text:style-name="T13">Die View bestehen aus einen oder mehrere XML-Dateien für jede Activity und die zugehörigen Klassen, die die Information in die jeweiligen XML-Dateien einfügt.<text:s text:c="2"/>Jede Klasse hat die Methoden onCreate(), onDestroy(), onPause(), onResume() and onClickListeners. Die ersten vier Methoden kümmern sich darum, was passiert wenn die Activity erstellt, zerstört, paused, resumed ist. Die onClickListener() ist für die interaktion zuständig.</text:span><text:span text:style-name="T14"><text:s/></text:span><text:span text:style-name="T15">Jede Actívity entnimmt die Benutzerinteraktionen entgegen und stell darzustellenden Daten dar.</text:span></text:p>
      <text:p text:style-name="P1"><text:span text:style-name="T16"/></text:p>
      <text:p text:style-name="P1"><text:span text:style-name="T17">Controller</text:span></text:p>
      <text:p text:style-name="P1"><text:span text:style-name="T18"/></text:p>
      <text:p text:style-name="P1"><text:span text:style-name="T19">Unsere Services sind für die Kommunikation zwischen den View und den Server zuständig. Jedes Service holt oder schickt haupsächtlich Information vom Server. Jedes Services wird durch einen Intent erzeugt.</text:span></text:p>
      <text:p text:style-name="P1"><text:span text:style-name="T20"/></text:p>
      <text:p text:style-name="P1"><text:span text:style-name="T21">Intent intent = new Intent(Intent.ACTION_SYNC, null, this, Service.class);</text:span></text:p>
      <text:p text:style-name="P1"><text:span text:style-name="T22">Intent (</text:span><text:a xlink:href="https://developer.android.com/reference/java/lang/String.html"><text:span text:style-name="T24">String</text:span></text:a><text:span text:style-name="T25"><text:s/>action, </text:span></text:p>
      <text:p text:style-name="P1"><text:span text:style-name="T25"><text:s text:c="16"/></text:span><text:a xlink:href="https://developer.android.com/reference/android/net/Uri.html"><text:span text:style-name="T27">Uri</text:span></text:a><text:span text:style-name="T28"><text:s/>uri, </text:span></text:p>
      <text:p text:style-name="P1"><text:span text:style-name="T28"><text:s text:c="16"/></text:span><text:a xlink:href="https://developer.android.com/reference/android/content/Context.html"><text:span text:style-name="T30">Context</text:span></text:a><text:span text:style-name="T31"><text:s/>packageContext, </text:span></text:p>
      <text:p text:style-name="P2"><text:span text:style-name="T31"><text:s text:c="16"/></text:span><text:a xlink:href="https://developer.android.com/reference/java/lang/Class.html"><text:span text:style-name="T33">Class</text:span></text:a><text:span text:style-name="T34">&lt;?&gt; cls)</text:span></text:p>
      <text:p text:style-name="P3"><text:span text:style-name="T35"/></text:p>
      <text:p text:style-name="P3"><text:span text:style-name="T36">Dann wird der Service durch<text:s/></text:span><text:span text:style-name="T37">startService(Intent)<text:s/></text:span><text:span text:style-name="T38">gestartet.</text:span></text:p>
      <text:p text:style-name="P3"><text:span text:style-name="T39"/></text:p>
      <text:p text:style-name="P3"><text:span text:style-name="T40">//Services Zeigen + converter und Uri Builder</text:span></text:p>
      <text:p text:style-name="P3"><text:span text:style-name="T41"/></text:p>
      <text:p text:style-name="P3"><text:span text:style-name="T42">Der Vorteil von der Vererben von IntentService ist, dass das einen Process ist, der neben den MainUI läuft und ohne den zu Blockieren. Der Service wird sich am Ende des Prozesses von allein zerstören.</text:span></text:p>
      <text:p text:style-name="P3"><text:span text:style-name="T43"/></text:p>
      <text:p text:style-name="P3"><text:span text:style-name="T43"/></text:p>
      <text:p text:style-name="P3"><text:span text:style-name="T44">Unsere App besteht aus zehn Activities:</text:span></text:p>
      <text:p text:style-name="P3"><text:span text:style-name="T45"/></text:p>
      <text:p text:style-name="P3"><text:span text:style-name="T46">LoginActivity</text:span><text:span text:style-name="T47">: Benutzer authentifizieren</text:span></text:p>
      <text:p text:style-name="P3"><text:span text:style-name="T47">Kommunikation: Vordert den Benutzername und Passwort vom Benutzer und erzeugt einen LoginService</text:span></text:p>
      <text:p text:style-name="P3"><text:span text:style-name="T48"/></text:p>
      <text:p text:style-name="P3"><text:span text:style-name="T49">MeetingListActivity</text:span><text:span text:style-name="T50">: Diese Activity zeigt eine Liste von Terminen und die jeweiligen Termininformationen an.</text:span></text:p>
      <text:p text:style-name="P3"><text:span text:style-name="T50">Kommunikation: Um die Liste von Terminen anzuzeigen, wird einen MeetingsService erzeugt, der eine Liste von Terminen zurückliefert. In diese Activity kann man auch eine Terminanfrage ab, oder zu sagen und dafür wird einen MeetingService erzeugt.<text:s/></text:span><text:span text:style-name="T51">um es den Server weiter zugeben/leiten/benachrichtigen what ever??????</text:span><text:span text:style-name="T52"/></text:p>
      <text:p text:style-name="P3"><text:span text:style-name="T52"/></text:p>
      <text:p text:style-name="P4"><text:span text:style-name="T53">MeetingParticipantsActivity</text:span><text:span text:style-name="T54">: Zeigt eine Liste von zugesagten Teilnehmern eines Termins an</text:span></text:p>
      <text:p text:style-name="P4"><text:span text:style-name="T54">Kommunikation: Erstellt ein MeetingParticipantManagemtService der eine Liste von Teilnemern zurückliefert.</text:span></text:p>
      <text:p text:style-name="P5"><text:span text:style-name="T55"/></text:p>
      <text:p text:style-name="P5"><text:span text:style-name="T55"><text:tab/></text:span></text:p>
      <text:p text:style-name="P5"><text:span text:style-name="T56">NewMeetingActivity</text:span><text:span text:style-name="T57">: In diese Activity kann mein ein neuen Termin erstellen.</text:span></text:p>
      <text:p text:style-name="P5"><text:span text:style-name="T57">Kommunikation: Beim erstellen das Treffen wird einen MeetingService erzeugt.</text:span></text:p>
      <text:p text:style-name="P5"><text:span text:style-name="T58"/></text:p>
      <text:p text:style-name="P5"><text:span text:style-name="T59">GroupsActivity</text:span><text:span text:style-name="T60">:<text:s/></text:span><text:span text:style-name="T61">Zeigt eine<text:s/></text:span><text:span text:style-name="T62">Liste von Gruppen an und man kann eine Gruppe löschen.</text:span></text:p>
      <text:p text:style-name="P5"><text:span text:style-name="T62">Kommunikation: Um die Liste von Gruppen anzuzeigen, wird einen GroupsService erstellt, der eine Liste von Groups zurückliefert.</text:span></text:p>
      <text:p text:style-name="P5"><text:span text:style-name="T63">Für Gruppe löschen wird einen GroupService erzeugt.</text:span><text:span text:style-name="T64"/></text:p>
      <text:p text:style-name="P5"><text:span text:style-name="T64"/></text:p>
      <text:p text:style-name="P6"><text:span text:style-name="T65"/></text:p>
      <text:p text:style-name="P6"><text:span text:style-name="T66">GroupMembersActivity</text:span><text:span text:style-name="T67">: Zeigt alle Gruppenmitglieder an und man kann die Gruppe verlassen.</text:span></text:p>
      <text:p text:style-name="P6"><text:span text:style-name="T67">Admins können Mitglieder hinzufügen oder entfernen.</text:span></text:p>
      <text:p text:style-name="P6"><text:span text:style-name="T67">Kommunikation: Für die Liste, erzeugt es einen GroupUserManagmentService und liefert eine Liste von Teilnehmer zurück.</text:span></text:p>
      <text:p text:style-name="P6"><text:span text:style-name="T67">Um eine Gruppe zuverlassen oder Mitglieder hinzufügen oder löschen wird ein GroupUserManagement erzeugt.</text:span></text:p>
      <text:p text:style-name="P7"><text:span text:style-name="T68"/></text:p>
      <text:p text:style-name="P7"><text:span text:style-name="T69">SettingsActivity</text:span><text:span text:style-name="T70">: Einstellung anzeigen(Standort anzeigen und Benachrichtigung ein/ausschalten)</text:span></text:p>
      <text:p text:style-name="P7"><text:span text:style-name="T70">Kommunikation: Erstellt eine NotificationService um die Benachrichten ein/auszuschalten. (Prioität B)</text:span></text:p>
      <text:p text:style-name="P7"><text:span text:style-name="T70">Beim Standort anzeigen wird es durch den SharedPreferances gemacht.</text:span></text:p>
      <text:p text:style-name="P7"><text:span text:style-name="T71"/></text:p>
      <text:p text:style-name="P7"><text:span text:style-name="T72">AboutActivity</text:span><text:span text:style-name="T73">: Information über uns.</text:span></text:p>
      <text:p text:style-name="P7"><text:span text:style-name="T73">Kommunikation: Keine Kommunikation mit dem Server</text:span></text:p>
      <text:p text:style-name="P7"><text:span text:style-name="T74"/></text:p>
      <text:p text:style-name="P7"><text:span text:style-name="T75">MapActivity</text:span><text:span text:style-name="T76">: Zeigt das Treffen auf die Karte an.</text:span></text:p>
      <text:p text:style-name="P7"><text:span text:style-name="T76">Kommunikation: Erzeugt einen MeetingService und kriegt eine Liste von GPS-Kordinaten, die wir aus dem Termininformation entnehmen.</text:span><text:span text:style-name="T77"/></text:p>
      <text:p text:style-name="P7"><text:span text:style-name="T77"/></text:p>
      <text:p text:style-name="P7"><text:span text:style-name="T78">CreateNewGroupActivity</text:span><text:span text:style-name="T79">: Neue Gruppe erstellen und es können Benutzer in diese Gruppe hinzufügen. </text:span></text:p>
      <text:p text:style-name="P7"><text:span text:style-name="T79">Kommunikation: um eine neue Gruppe zu erstellen wird einen GroupService erstellt. </text:span></text:p>
      <text:p text:style-name="P7"><text:span text:style-name="T80"/></text:p>
      <text:p text:style-name="P7"><text:span text:style-name="T80"/></text:p>
      <text:p text:style-name="P7"><text:span text:style-name="T80"/></text:p>
      <text:p text:style-name="P7"><text:span text:style-name="T80"/></text:p>
      <text:p text:style-name="P7"><text:span text:style-name="T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